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1mm"/>
    </style:style>
    <style:style style:name="co3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b2b2b2" fo:border="0.06pt solid #000000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cc00"/>
      <style:text-properties fo:font-style="italic" style:font-style-asian="italic" style:font-style-complex="italic"/>
    </style:style>
    <style:style style:name="ce6" style:family="table-cell" style:parent-style-name="Default" style:data-style-name="N3">
      <style:table-cell-properties fo:background-color="#ffff00"/>
    </style:style>
    <style:style style:name="ce7" style:family="table-cell" style:parent-style-name="Default" style:data-style-name="N3">
      <style:table-cell-properties fo:background-color="#b2b2b2" fo:border="0.06pt solid #000000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ext-properties fo:font-style="italic" style:font-style-asian="italic" style:font-style-complex="italic"/>
    </style:style>
    <style:style style:name="ce10" style:family="table-cell" style:parent-style-name="Default" style:data-style-name="N4">
      <style:text-properties fo:font-style="italic" style:font-style-asian="italic" style:font-style-complex="italic"/>
    </style:style>
    <style:style style:name="ce11" style:family="table-cell" style:parent-style-name="Default" style:data-style-name="N3">
      <style:table-cell-properties fo:background-color="#ffcc00"/>
    </style:style>
    <style:style style:name="ce12" style:family="table-cell" style:parent-style-name="Default" style:data-style-name="N3">
      <style:table-cell-properties fo:background-color="#ffcc00"/>
      <style:text-properties fo:font-style="italic" style:font-style-asian="italic" style:font-style-complex="italic"/>
    </style:style>
    <style:style style:name="ce13" style:family="table-cell" style:parent-style-name="Default" style:data-style-name="N4">
      <style:table-cell-properties fo:background-color="#ffcc00"/>
      <style:text-properties fo:font-style="italic" style:font-style-asian="italic" style:font-style-complex="italic"/>
    </style:style>
    <style:style style:name="ce14" style:family="table-cell" style:parent-style-name="Default" style:data-style-name="N3">
      <style:table-cell-properties fo:background-color="#ffcc00"/>
      <style:text-properties style:font-name="Liberation Sans" style:font-name-asian="DejaVu Sans" style:font-name-complex="FreeSans"/>
    </style:style>
    <style:style style:name="ce15" style:family="table-cell" style:parent-style-name="Default" style:data-style-name="N11"/>
    <style:style style:name="ce16" style:family="table-cell" style:parent-style-name="Default">
      <style:table-cell-properties fo:background-color="#99ff66"/>
    </style:style>
    <style:style style:name="ce17" style:family="table-cell" style:parent-style-name="Default">
      <style:table-cell-properties fo:background-color="#99ff66"/>
      <style:text-properties fo:font-style="italic" style:font-style-asian="italic" style:font-style-complex="italic"/>
    </style:style>
    <style:style style:name="ce18" style:family="table-cell" style:parent-style-name="Default" style:data-style-name="N11">
      <style:text-properties fo:font-style="italic" style:font-style-asian="italic" style:font-style-complex="italic"/>
    </style:style>
    <style:style style:name="ce19" style:family="table-cell" style:parent-style-name="Default" style:data-style-name="N3">
      <style:table-cell-properties fo:background-color="#99ff66"/>
    </style:style>
    <style:style style:name="ce20" style:family="table-cell" style:parent-style-name="Default" style:data-style-name="N3">
      <style:table-cell-properties fo:background-color="#99ff66"/>
      <style:text-properties fo:font-style="italic" style:font-style-asian="italic" style:font-style-complex="italic"/>
    </style:style>
    <style:style style:name="ce21" style:family="table-cell" style:parent-style-name="Default" style:data-style-name="N4">
      <style:table-cell-properties fo:background-color="#99ff66"/>
      <style:text-properties fo:font-style="italic" style:font-style-asian="italic" style:font-style-complex="italic"/>
    </style:style>
    <style:style style:name="ce22" style:family="table-cell" style:parent-style-name="Default" style:data-style-name="N3">
      <style:table-cell-properties fo:background-color="#99ff66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8"/>
        <table:table-column table:style-name="co1" table:default-cell-style-name="Default"/>
        <table:table-column table:style-name="co2" table:default-cell-style-name="ce8"/>
        <table:table-column table:style-name="co1" table:default-cell-style-name="ce8"/>
        <table:table-column table:style-name="co1" table:default-cell-style-name="Default"/>
        <table:table-column table:style-name="co3" table:default-cell-style-name="ce15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2.4.2018 geeicht mit 7x7 APC-Verbrenner</text:p>
          </table:table-cell>
          <table:table-cell table:style-name="ce1"/>
          <table:table-cell table:style-name="ce6"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2" office:value-type="string" calcext:value-type="string">
            <text:p>upm</text:p>
          </table:table-cell>
          <table:table-cell table:style-name="ce2" office:value-type="string" calcext:value-type="string">
            <text:p>calc</text:p>
          </table:table-cell>
          <table:table-cell table:style-name="ce7" office:value-type="string" calcext:value-type="string">
            <text:p>X/calc .. upm</text:p>
          </table:table-cell>
          <table:table-cell table:style-name="ce7" office:value-type="string" calcext:value-type="string">
            <text:p>recalc</text:p>
          </table:table-cell>
          <table:table-cell table:style-name="ce2" office:value-type="string" calcext:value-type="string">
            <text:p>diff in proz</text:p>
          </table:table-cell>
          <table:table-cell table:style-name="ce2" office:value-type="string" calcext:value-type="string">
            <text:p>Summe diff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80" calcext:value-type="float">
            <text:p>980</text:p>
          </table:table-cell>
          <table:table-cell table:formula="of:=[.A3]*[.B3]" office:value-type="float" office:value="1470000" calcext:value-type="float">
            <text:p>1,470,000</text:p>
          </table:table-cell>
          <table:table-cell table:formula="of:=[.C$9]/[.B3]" office:value-type="float" office:value="1661.00510204082" calcext:value-type="float">
            <text:p>1,661</text:p>
          </table:table-cell>
          <table:table-cell table:style-name="ce15" table:formula="of:=1-[.D3]/[.A3]" office:value-type="percentage" office:value="-0.107336734693878" calcext:value-type="percentage">
            <text:p>-10.73%</text:p>
          </table:table-cell>
          <table:table-cell table:style-name="ce15" table:formula="of:=ABS([.E3])" office:value-type="percentage" office:value="0.107336734693878" calcext:value-type="percentage">
            <text:p>10.73%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30" calcext:value-type="float">
            <text:p>730</text:p>
          </table:table-cell>
          <table:table-cell table:formula="of:=[.A4]*[.B4]" office:value-type="float" office:value="1460000" calcext:value-type="float">
            <text:p>1,460,000</text:p>
          </table:table-cell>
          <table:table-cell table:formula="of:=[.C$9]/[.B4]" office:value-type="float" office:value="2229.84246575342" calcext:value-type="float">
            <text:p>2,230</text:p>
          </table:table-cell>
          <table:table-cell table:style-name="ce15" table:formula="of:=1-[.D4]/[.A4]" office:value-type="percentage" office:value="-0.114921232876712" calcext:value-type="percentage">
            <text:p>-11.49%</text:p>
          </table:table-cell>
          <table:table-cell table:style-name="ce15" table:formula="of:=ABS([.E4])" office:value-type="percentage" office:value="0.114921232876712" calcext:value-type="percentage">
            <text:p>11.49%</text:p>
          </table:table-cell>
          <table:table-cell table:number-columns-repeated="1018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420" calcext:value-type="float">
            <text:p>420</text:p>
          </table:table-cell>
          <table:table-cell table:formula="of:=[.A5]*[.B5]" office:value-type="float" office:value="1583400" calcext:value-type="float">
            <text:p>1,583,400</text:p>
          </table:table-cell>
          <table:table-cell table:formula="of:=[.C$9]/[.B5]" office:value-type="float" office:value="3875.67857142857" calcext:value-type="float">
            <text:p>3,876</text:p>
          </table:table-cell>
          <table:table-cell table:style-name="ce15" table:formula="of:=1-[.D5]/[.A5]" office:value-type="percentage" office:value="-0.0280314513073134" calcext:value-type="percentage">
            <text:p>-2.80%</text:p>
          </table:table-cell>
          <table:table-cell table:style-name="ce15" table:formula="of:=ABS([.E5])" office:value-type="percentage" office:value="0.0280314513073134" calcext:value-type="percentage">
            <text:p>2.80%</text:p>
          </table:table-cell>
          <table:table-cell table:number-columns-repeated="1018"/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277" calcext:value-type="float">
            <text:p>277</text:p>
          </table:table-cell>
          <table:table-cell table:formula="of:=[.A6]*[.B6]" office:value-type="float" office:value="1670310" calcext:value-type="float">
            <text:p>1,670,310</text:p>
          </table:table-cell>
          <table:table-cell table:formula="of:=[.C$9]/[.B6]" office:value-type="float" office:value="5876.48014440433" calcext:value-type="float">
            <text:p>5,876</text:p>
          </table:table-cell>
          <table:table-cell table:style-name="ce15" table:formula="of:=1-[.D6]/[.A6]" office:value-type="percentage" office:value="0.0254593458699283" calcext:value-type="percentage">
            <text:p>2.55%</text:p>
          </table:table-cell>
          <table:table-cell table:style-name="ce15" table:formula="of:=ABS([.E6])" office:value-type="percentage" office:value="0.0254593458699283" calcext:value-type="percentage">
            <text:p>2.55%</text:p>
          </table:table-cell>
          <table:table-cell table:number-columns-repeated="1018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170" calcext:value-type="float">
            <text:p>170</text:p>
          </table:table-cell>
          <table:table-cell table:formula="of:=[.A7]*[.B7]" office:value-type="float" office:value="1802000" calcext:value-type="float">
            <text:p>1,802,000</text:p>
          </table:table-cell>
          <table:table-cell table:formula="of:=[.C$9]/[.B7]" office:value-type="float" office:value="9575.20588235294" calcext:value-type="float">
            <text:p>9,575</text:p>
          </table:table-cell>
          <table:table-cell table:style-name="ce15" table:formula="of:=1-[.D7]/[.A7]" office:value-type="percentage" office:value="0.0966786903440622" calcext:value-type="percentage">
            <text:p>9.67%</text:p>
          </table:table-cell>
          <table:table-cell table:style-name="ce15" table:formula="of:=ABS([.E7])" office:value-type="percentage" office:value="0.0966786903440622" calcext:value-type="percentage">
            <text:p>9.67%</text:p>
          </table:table-cell>
          <table:table-cell table:number-columns-repeated="1018"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130" calcext:value-type="float">
            <text:p>130</text:p>
          </table:table-cell>
          <table:table-cell table:formula="of:=[.A8]*[.B8]" office:value-type="float" office:value="1781000" calcext:value-type="float">
            <text:p>1,781,000</text:p>
          </table:table-cell>
          <table:table-cell table:formula="of:=[.C$9]/[.B8]" office:value-type="float" office:value="12521.4230769231" calcext:value-type="float">
            <text:p>12,521</text:p>
          </table:table-cell>
          <table:table-cell table:style-name="ce15" table:formula="of:=1-[.D8]/[.A8]" office:value-type="percentage" office:value="0.0860275126333521" calcext:value-type="percentage">
            <text:p>8.60%</text:p>
          </table:table-cell>
          <table:table-cell table:style-name="ce15" table:formula="of:=ABS([.E8])" office:value-type="percentage" office:value="0.0860275126333521" calcext:value-type="percentage">
            <text:p>8.60%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upm_eich1:</text:p>
          </table:table-cell>
          <table:table-cell table:style-name="ce9" table:formula="of:=AVERAGE([.C3:.C8])" office:value-type="float" office:value="1627785" calcext:value-type="float">
            <text:p>1,627,785</text:p>
          </table:table-cell>
          <table:table-cell table:style-name="ce9"/>
          <table:table-cell table:style-name="ce3"/>
          <table:table-cell table:style-name="ce18" table:formula="of:=SUM([.F3:.F8])" office:value-type="percentage" office:value="0.458454967725246" calcext:value-type="percentage">
            <text:p>45.85%</text:p>
          </table:table-cell>
          <table:table-cell table:style-name="ce9"/>
          <table:table-cell table:style-name="ce3"/>
          <table:table-cell table:style-name="ce18"/>
          <table:table-cell table:style-name="ce3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7.4.2018 geeicht mit 12x5 APC-Slow-Verbrenner und 2teiliger Berechnung mit 3 Eichkonstanten</text:p>
          </table:table-cell>
          <table:table-cell table:style-name="ce1"/>
          <table:table-cell table:style-name="ce6"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2" office:value-type="string" calcext:value-type="string">
            <text:p>upm</text:p>
          </table:table-cell>
          <table:table-cell table:style-name="ce2" office:value-type="string" calcext:value-type="string">
            <text:p>calc</text:p>
          </table:table-cell>
          <table:table-cell table:style-name="ce7" office:value-type="string" calcext:value-type="string">
            <text:p>X/calc .. upm</text:p>
          </table:table-cell>
          <table:table-cell table:style-name="ce7" office:value-type="string" calcext:value-type="string">
            <text:p>recalc</text:p>
          </table:table-cell>
          <table:table-cell table:style-name="ce2" office:value-type="string" calcext:value-type="string">
            <text:p>diff in proz</text:p>
          </table:table-cell>
          <table:table-cell table:style-name="ce7" office:value-type="string" calcext:value-type="string">
            <text:p>X/calc mod.. upm</text:p>
          </table:table-cell>
          <table:table-cell table:style-name="ce7" office:value-type="string" calcext:value-type="string">
            <text:p>recalc</text:p>
          </table:table-cell>
          <table:table-cell table:style-name="ce2" office:value-type="string" calcext:value-type="string">
            <text:p>diff in proz</text:p>
          </table:table-cell>
          <table:table-cell table:style-name="ce2" office:value-type="string" calcext:value-type="string">
            <text:p>Summe diff</text:p>
          </table:table-cell>
          <table:table-cell table:number-columns-repeated="101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300" calcext:value-type="float">
            <text:p>2300</text:p>
          </table:table-cell>
          <table:table-cell table:formula="of:=[.A13]*[.B13]" office:value-type="float" office:value="2162000" calcext:value-type="float">
            <text:p>2,162,000</text:p>
          </table:table-cell>
          <table:table-cell table:formula="of:=[.C$20]/[.B13]" office:value-type="float" office:value="1041.85507246377" calcext:value-type="float">
            <text:p>1,042</text:p>
          </table:table-cell>
          <table:table-cell table:style-name="ce15" table:formula="of:=1-[.D13]/[.A13]" office:value-type="percentage" office:value="-0.108356460067838" calcext:value-type="percentage">
            <text:p>-10.84%</text:p>
          </table:table-cell>
          <table:table-cell table:formula="of:=([.C$20]+([.C$21]-[.B13])*[.C$22])" office:value-type="float" office:value="2160349.16666667" calcext:value-type="float">
            <text:p>2,160,349</text:p>
          </table:table-cell>
          <table:table-cell table:formula="of:=([.C$20]+([.C$21]-[.B13])*[.C$22])/[.B13]" office:value-type="float" office:value="939.282246376811" calcext:value-type="float">
            <text:p>939</text:p>
          </table:table-cell>
          <table:table-cell table:style-name="ce15" table:formula="of:=1-[.G13]/[.A13]" office:value-type="percentage" office:value="0.000763567684243127" calcext:value-type="percentage">
            <text:p>0.08%</text:p>
          </table:table-cell>
          <table:table-cell table:formula="of:=ABS([.H13])" office:value-type="percentage" office:value="0.000763567684243127" calcext:value-type="percentage">
            <text:p>0.08%</text:p>
          </table:table-cell>
          <table:table-cell table:number-columns-repeated="1015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170" calcext:value-type="float">
            <text:p>1170</text:p>
          </table:table-cell>
          <table:table-cell table:formula="of:=[.A14]*[.B14]" office:value-type="float" office:value="2328300" calcext:value-type="float">
            <text:p>2,328,300</text:p>
          </table:table-cell>
          <table:table-cell table:formula="of:=[.C$20]/[.B14]" office:value-type="float" office:value="2048.09116809117" calcext:value-type="float">
            <text:p>2,048</text:p>
          </table:table-cell>
          <table:table-cell table:style-name="ce15" table:formula="of:=1-[.D14]/[.A14]" office:value-type="percentage" office:value="-0.0291915417543558" calcext:value-type="percentage">
            <text:p>-2.92%</text:p>
          </table:table-cell>
          <table:table-cell table:formula="of:=([.C$20]+([.C$21]-[.B14])*[.C$22])" office:value-type="float" office:value="2367139.16666667" calcext:value-type="float">
            <text:p>2,367,139</text:p>
          </table:table-cell>
          <table:table-cell table:formula="of:=([.C$20]+([.C$21]-[.B14])*[.C$22])/[.B14]" office:value-type="float" office:value="2023.19586894587" calcext:value-type="float">
            <text:p>2,023</text:p>
          </table:table-cell>
          <table:table-cell table:style-name="ce15" table:formula="of:=1-[.G14]/[.A14]" office:value-type="percentage" office:value="-0.0166813411788285" calcext:value-type="percentage">
            <text:p>-1.67%</text:p>
          </table:table-cell>
          <table:table-cell table:formula="of:=ABS([.H14])" office:value-type="percentage" office:value="0.0166813411788285" calcext:value-type="percentage">
            <text:p>1.67%</text:p>
          </table:table-cell>
          <table:table-cell table:number-columns-repeated="101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15" calcext:value-type="float">
            <text:p>915</text:p>
          </table:table-cell>
          <table:table-cell table:formula="of:=[.A15]*[.B15]" office:value-type="float" office:value="2379000" calcext:value-type="float">
            <text:p>2,379,000</text:p>
          </table:table-cell>
          <table:table-cell table:formula="of:=[.C$20]/[.B15]" office:value-type="float" office:value="2618.87067395264" calcext:value-type="float">
            <text:p>2,619</text:p>
          </table:table-cell>
          <table:table-cell table:style-name="ce15" table:formula="of:=1-[.D15]/[.A15]" office:value-type="percentage" office:value="-0.00725795152024644" calcext:value-type="percentage">
            <text:p>-0.73%</text:p>
          </table:table-cell>
          <table:table-cell table:formula="of:=([.C$20]+([.C$21]-[.B15])*[.C$22])" office:value-type="float" office:value="2413804.16666667" calcext:value-type="float">
            <text:p>2,413,804</text:p>
          </table:table-cell>
          <table:table-cell table:formula="of:=([.C$20]+([.C$21]-[.B15])*[.C$22])/[.B15]" office:value-type="float" office:value="2638.03734061931" calcext:value-type="float">
            <text:p>2,638</text:p>
          </table:table-cell>
          <table:table-cell table:style-name="ce15" table:formula="of:=1-[.G15]/[.A15]" office:value-type="percentage" office:value="-0.0146297463920413" calcext:value-type="percentage">
            <text:p>-1.46%</text:p>
          </table:table-cell>
          <table:table-cell table:formula="of:=ABS([.H15])" office:value-type="percentage" office:value="0.0146297463920413" calcext:value-type="percentage">
            <text:p>1.46%</text:p>
          </table:table-cell>
          <table:table-cell table:number-columns-repeated="1015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670" calcext:value-type="float">
            <text:p>670</text:p>
          </table:table-cell>
          <table:table-cell table:formula="of:=[.A16]*[.B16]" office:value-type="float" office:value="2458900" calcext:value-type="float">
            <text:p>2,458,900</text:p>
          </table:table-cell>
          <table:table-cell table:formula="of:=[.C$20]/[.B16]" office:value-type="float" office:value="3576.51741293532" calcext:value-type="float">
            <text:p>3,577</text:p>
          </table:table-cell>
          <table:table-cell table:style-name="ce15" table:formula="of:=1-[.D16]/[.A16]" office:value-type="percentage" office:value="0.0254720945680318" calcext:value-type="percentage">
            <text:p>2.55%</text:p>
          </table:table-cell>
          <table:table-cell table:formula="of:=([.C$20]+([.C$21]-[.B16])*[.C$22])" office:value-type="float" office:value="2458639.16666667" calcext:value-type="float">
            <text:p>2,458,639</text:p>
          </table:table-cell>
          <table:table-cell table:formula="of:=([.C$20]+([.C$21]-[.B16])*[.C$22])/[.B16]" office:value-type="float" office:value="3669.61069651741" calcext:value-type="float">
            <text:p>3,670</text:p>
          </table:table-cell>
          <table:table-cell table:style-name="ce15" table:formula="of:=1-[.G16]/[.A16]" office:value-type="percentage" office:value="0.000106077243211766" calcext:value-type="percentage">
            <text:p>0.01%</text:p>
          </table:table-cell>
          <table:table-cell table:formula="of:=ABS([.H16])" office:value-type="percentage" office:value="0.000106077243211766" calcext:value-type="percentage">
            <text:p>0.01%</text:p>
          </table:table-cell>
          <table:table-cell table:number-columns-repeated="1015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30" calcext:value-type="float">
            <text:p>530</text:p>
          </table:table-cell>
          <table:table-cell table:formula="of:=[.A17]*[.B17]" office:value-type="float" office:value="2491000" calcext:value-type="float">
            <text:p>2,491,000</text:p>
          </table:table-cell>
          <table:table-cell table:formula="of:=[.C$20]/[.B17]" office:value-type="float" office:value="4521.25786163522" calcext:value-type="float">
            <text:p>4,521</text:p>
          </table:table-cell>
          <table:table-cell table:style-name="ce15" table:formula="of:=1-[.D17]/[.A17]" office:value-type="percentage" office:value="0.0380302422052723" calcext:value-type="percentage">
            <text:p>3.80%</text:p>
          </table:table-cell>
          <table:table-cell table:formula="of:=([.C$20]+([.C$21]-[.B17])*[.C$22])" office:value-type="float" office:value="2484259.16666667" calcext:value-type="float">
            <text:p>2,484,259</text:p>
          </table:table-cell>
          <table:table-cell table:formula="of:=([.C$20]+([.C$21]-[.B17])*[.C$22])/[.B17]" office:value-type="float" office:value="4687.28144654088" calcext:value-type="float">
            <text:p>4,687</text:p>
          </table:table-cell>
          <table:table-cell table:style-name="ce15" table:formula="of:=1-[.G17]/[.A17]" office:value-type="percentage" office:value="0.00270607520406807" calcext:value-type="percentage">
            <text:p>0.27%</text:p>
          </table:table-cell>
          <table:table-cell table:formula="of:=ABS([.H17])" office:value-type="percentage" office:value="0.00270607520406807" calcext:value-type="percentage">
            <text:p>0.27%</text:p>
          </table:table-cell>
          <table:table-cell table:number-columns-repeated="1015"/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480" calcext:value-type="float">
            <text:p>480</text:p>
          </table:table-cell>
          <table:table-cell table:formula="of:=[.A18]*[.B18]" office:value-type="float" office:value="2558400" calcext:value-type="float">
            <text:p>2,558,400</text:p>
          </table:table-cell>
          <table:table-cell table:formula="of:=[.C$20]/[.B18]" office:value-type="float" office:value="4992.22222222222" calcext:value-type="float">
            <text:p>4,992</text:p>
          </table:table-cell>
          <table:table-cell table:style-name="ce15" table:formula="of:=1-[.D18]/[.A18]" office:value-type="percentage" office:value="0.063372941421722" calcext:value-type="percentage">
            <text:p>6.34%</text:p>
          </table:table-cell>
          <table:table-cell table:formula="of:=([.C$20]+([.C$21]-[.B18])*[.C$22])" office:value-type="float" office:value="2493409.16666667" calcext:value-type="float">
            <text:p>2,493,409</text:p>
          </table:table-cell>
          <table:table-cell table:formula="of:=([.C$20]+([.C$21]-[.B18])*[.C$22])/[.B18]" office:value-type="float" office:value="5194.60243055556" calcext:value-type="float">
            <text:p>5,195</text:p>
          </table:table-cell>
          <table:table-cell table:style-name="ce15" table:formula="of:=1-[.G18]/[.A18]" office:value-type="percentage" office:value="0.0254029210965186" calcext:value-type="percentage">
            <text:p>2.54%</text:p>
          </table:table-cell>
          <table:table-cell table:formula="of:=ABS([.H18])" office:value-type="percentage" office:value="0.0254029210965186" calcext:value-type="percentage">
            <text:p>2.54%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9"/>
          <table:table-cell table:style-name="ce3"/>
          <table:table-cell table:style-name="ce9" table:number-columns-repeated="2"/>
          <table:table-cell table:style-name="ce3"/>
          <table:table-cell table:style-name="ce18" table:formula="of:=SUM([.I13:.I18])" office:value-type="percentage" office:value="0.0602897287989114" calcext:value-type="percentage">
            <text:p>6.03%</text:p>
          </table:table-cell>
          <table:table-cell table:style-name="ce3" table:number-columns-repeated="1015"/>
        </table:table-row>
        <table:table-row table:style-name="ro1">
          <table:table-cell/>
          <table:table-cell table:style-name="ce3" office:value-type="string" calcext:value-type="string">
            <text:p>upm_eich1:</text:p>
          </table:table-cell>
          <table:table-cell table:style-name="ce9" table:formula="of:=AVERAGE([.C13:.C18])" office:value-type="float" office:value="2396266.66666667" calcext:value-type="float">
            <text:p>2,396,267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upm_eich2:</text:p>
          </table:table-cell>
          <table:table-cell table:style-name="ce9" table:formula="of:=AVERAGE([.B13:.B18])" office:value-type="float" office:value="1010.83333333333" calcext:value-type="float">
            <text:p>1,011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upm_eich3:</text:p>
          </table:table-cell>
          <table:table-cell table:style-name="ce10" office:value-type="float" office:value="183" calcext:value-type="float">
            <text:p>183.00</text:p>
          </table:table-cell>
          <table:table-cell office:value-type="string" calcext:value-type="string">
            <text:p>…durch ausprobieren (Sume diff minimieren) ermittel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8.4.2018 geeicht mit 12x6Turnigy-Holz und 2teiliger Berechnung mit 3 Eichkonstanten</text:p>
          </table:table-cell>
          <table:table-cell table:style-name="ce1"/>
          <table:table-cell table:style-name="ce6"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2" office:value-type="string" calcext:value-type="string">
            <text:p>upm</text:p>
          </table:table-cell>
          <table:table-cell table:style-name="ce2" office:value-type="string" calcext:value-type="string">
            <text:p>calc</text:p>
          </table:table-cell>
          <table:table-cell table:style-name="ce7" office:value-type="string" calcext:value-type="string">
            <text:p>X/calc .. upm</text:p>
          </table:table-cell>
          <table:table-cell table:style-name="ce7" office:value-type="string" calcext:value-type="string">
            <text:p>recalc</text:p>
          </table:table-cell>
          <table:table-cell table:style-name="ce2" office:value-type="string" calcext:value-type="string">
            <text:p>diff in proz</text:p>
          </table:table-cell>
          <table:table-cell table:style-name="ce7" office:value-type="string" calcext:value-type="string">
            <text:p>X/calc mod.. upm</text:p>
          </table:table-cell>
          <table:table-cell table:style-name="ce7" office:value-type="string" calcext:value-type="string">
            <text:p>recalc</text:p>
          </table:table-cell>
          <table:table-cell table:style-name="ce2" office:value-type="string" calcext:value-type="string">
            <text:p>diff in proz</text:p>
          </table:table-cell>
          <table:table-cell table:style-name="ce2" office:value-type="string" calcext:value-type="string">
            <text:p>Summe diff</text:p>
          </table:table-cell>
          <table:table-cell table:number-columns-repeated="1015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700" calcext:value-type="float">
            <text:p>2700</text:p>
          </table:table-cell>
          <table:table-cell table:formula="of:=[.A26]*[.B26]" office:value-type="float" office:value="3105000" calcext:value-type="float">
            <text:p>3,105,000</text:p>
          </table:table-cell>
          <table:table-cell table:formula="of:=[.C$33]/[.B26]" office:value-type="float" office:value="1115.22222222222" calcext:value-type="float">
            <text:p>1,115</text:p>
          </table:table-cell>
          <table:table-cell table:style-name="ce15" table:formula="of:=1-[.D26]/[.A26]" office:value-type="percentage" office:value="0.0302415458937199" calcext:value-type="percentage">
            <text:p>3.02%</text:p>
          </table:table-cell>
          <table:table-cell table:formula="of:=([.C$33]+([.C$34]-[.B26])*[.C$35])" office:value-type="float" office:value="3118050" calcext:value-type="float">
            <text:p>3,118,050</text:p>
          </table:table-cell>
          <table:table-cell table:formula="of:=([.C$33]+([.C$34]-[.B26])*[.C$35])/[.B26]" office:value-type="float" office:value="1154.83333333333" calcext:value-type="float">
            <text:p>1,155</text:p>
          </table:table-cell>
          <table:table-cell table:style-name="ce15" table:formula="of:=1-[.G26]/[.A26]" office:value-type="percentage" office:value="-0.00420289855072453" calcext:value-type="percentage">
            <text:p>-0.42%</text:p>
          </table:table-cell>
          <table:table-cell table:formula="of:=ABS([.H26])" office:value-type="percentage" office:value="0.00420289855072453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480" calcext:value-type="float">
            <text:p>1480</text:p>
          </table:table-cell>
          <table:table-cell table:formula="of:=[.A27]*[.B27]" office:value-type="float" office:value="3034000" calcext:value-type="float">
            <text:p>3,034,000</text:p>
          </table:table-cell>
          <table:table-cell table:formula="of:=[.C$33]/[.B27]" office:value-type="float" office:value="2034.52702702703" calcext:value-type="float">
            <text:p>2,035</text:p>
          </table:table-cell>
          <table:table-cell table:style-name="ce15" table:formula="of:=1-[.D27]/[.A27]" office:value-type="percentage" office:value="0.00754779169413311" calcext:value-type="percentage">
            <text:p>0.75%</text:p>
          </table:table-cell>
          <table:table-cell table:formula="of:=([.C$33]+([.C$34]-[.B27])*[.C$35])" office:value-type="float" office:value="3033870" calcext:value-type="float">
            <text:p>3,033,870</text:p>
          </table:table-cell>
          <table:table-cell table:formula="of:=([.C$33]+([.C$34]-[.B27])*[.C$35])/[.B27]" office:value-type="float" office:value="2049.91216216216" calcext:value-type="float">
            <text:p>2,050</text:p>
          </table:table-cell>
          <table:table-cell table:style-name="ce15" table:formula="of:=1-[.G27]/[.A27]" office:value-type="percentage" office:value="0.0000428477257745641" calcext:value-type="percentage">
            <text:p>0.00%</text:p>
          </table:table-cell>
          <table:table-cell table:formula="of:=ABS([.H27])" office:value-type="percentage" office:value="0.0000428477257745641" calcext:value-type="percentage">
            <text:p>0.00%</text:p>
          </table:table-cell>
          <table:table-cell table:number-columns-repeated="1015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960" calcext:value-type="float">
            <text:p>960</text:p>
          </table:table-cell>
          <table:table-cell table:formula="of:=[.A28]*[.B28]" office:value-type="float" office:value="3052800" calcext:value-type="float">
            <text:p>3,052,800</text:p>
          </table:table-cell>
          <table:table-cell table:formula="of:=[.C$33]/[.B28]" office:value-type="float" office:value="3136.5625" calcext:value-type="float">
            <text:p>3,137</text:p>
          </table:table-cell>
          <table:table-cell table:style-name="ce15" table:formula="of:=1-[.D28]/[.A28]" office:value-type="percentage" office:value="0.0136595911949685" calcext:value-type="percentage">
            <text:p>1.37%</text:p>
          </table:table-cell>
          <table:table-cell table:formula="of:=([.C$33]+([.C$34]-[.B28])*[.C$35])" office:value-type="float" office:value="2997990" calcext:value-type="float">
            <text:p>2,997,990</text:p>
          </table:table-cell>
          <table:table-cell table:formula="of:=([.C$33]+([.C$34]-[.B28])*[.C$35])/[.B28]" office:value-type="float" office:value="3122.90625" calcext:value-type="float">
            <text:p>3,123</text:p>
          </table:table-cell>
          <table:table-cell table:style-name="ce15" table:formula="of:=1-[.G28]/[.A28]" office:value-type="percentage" office:value="0.0179540094339623" calcext:value-type="percentage">
            <text:p>1.80%</text:p>
          </table:table-cell>
          <table:table-cell table:formula="of:=ABS([.H28])" office:value-type="percentage" office:value="0.0179540094339623" calcext:value-type="percentage">
            <text:p>1.80%</text:p>
          </table:table-cell>
          <table:table-cell table:number-columns-repeated="1015"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670" calcext:value-type="float">
            <text:p>670</text:p>
          </table:table-cell>
          <table:table-cell table:formula="of:=[.A29]*[.B29]" office:value-type="float" office:value="2974800" calcext:value-type="float">
            <text:p>2,974,800</text:p>
          </table:table-cell>
          <table:table-cell table:formula="of:=[.C$33]/[.B29]" office:value-type="float" office:value="4494.17910447761" calcext:value-type="float">
            <text:p>4,494</text:p>
          </table:table-cell>
          <table:table-cell table:style-name="ce15" table:formula="of:=1-[.D29]/[.A29]" office:value-type="percentage" office:value="-0.0122025010084712" calcext:value-type="percentage">
            <text:p>-1.22%</text:p>
          </table:table-cell>
          <table:table-cell table:formula="of:=([.C$33]+([.C$34]-[.B29])*[.C$35])" office:value-type="float" office:value="2977980" calcext:value-type="float">
            <text:p>2,977,980</text:p>
          </table:table-cell>
          <table:table-cell table:formula="of:=([.C$33]+([.C$34]-[.B29])*[.C$35])/[.B29]" office:value-type="float" office:value="4444.74626865672" calcext:value-type="float">
            <text:p>4,445</text:p>
          </table:table-cell>
          <table:table-cell table:style-name="ce15" table:formula="of:=1-[.G29]/[.A29]" office:value-type="percentage" office:value="-0.00106897942718831" calcext:value-type="percentage">
            <text:p>-0.11%</text:p>
          </table:table-cell>
          <table:table-cell table:formula="of:=ABS([.H29])" office:value-type="percentage" office:value="0.00106897942718831" calcext:value-type="percentage">
            <text:p>0.11%</text:p>
          </table:table-cell>
          <table:table-cell table:number-columns-repeated="101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90" calcext:value-type="float">
            <text:p>590</text:p>
          </table:table-cell>
          <table:table-cell table:formula="of:=[.A30]*[.B30]" office:value-type="float" office:value="2950000" calcext:value-type="float">
            <text:p>2,950,000</text:p>
          </table:table-cell>
          <table:table-cell table:formula="of:=[.C$33]/[.B30]" office:value-type="float" office:value="5103.5593220339" calcext:value-type="float">
            <text:p>5,104</text:p>
          </table:table-cell>
          <table:table-cell table:style-name="ce15" table:formula="of:=1-[.D30]/[.A30]" office:value-type="percentage" office:value="-0.0207118644067799" calcext:value-type="percentage">
            <text:p>-2.07%</text:p>
          </table:table-cell>
          <table:table-cell table:formula="of:=([.C$33]+([.C$34]-[.B30])*[.C$35])" office:value-type="float" office:value="2972460" calcext:value-type="float">
            <text:p>2,972,460</text:p>
          </table:table-cell>
          <table:table-cell table:formula="of:=([.C$33]+([.C$34]-[.B30])*[.C$35])/[.B30]" office:value-type="float" office:value="5038.06779661017" calcext:value-type="float">
            <text:p>5,038</text:p>
          </table:table-cell>
          <table:table-cell table:style-name="ce15" table:formula="of:=1-[.G30]/[.A30]" office:value-type="percentage" office:value="-0.00761355932203389" calcext:value-type="percentage">
            <text:p>-0.76%</text:p>
          </table:table-cell>
          <table:table-cell table:formula="of:=ABS([.H30])" office:value-type="percentage" office:value="0.00761355932203389" calcext:value-type="percentage">
            <text:p>0.76%</text:p>
          </table:table-cell>
          <table:table-cell table:number-columns-repeated="1015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500" calcext:value-type="float">
            <text:p>500</text:p>
          </table:table-cell>
          <table:table-cell table:formula="of:=[.A31]*[.B31]" office:value-type="float" office:value="2950000" calcext:value-type="float">
            <text:p>2,950,000</text:p>
          </table:table-cell>
          <table:table-cell table:formula="of:=[.C$33]/[.B31]" office:value-type="float" office:value="6022.2" calcext:value-type="float">
            <text:p>6,022</text:p>
          </table:table-cell>
          <table:table-cell table:style-name="ce15" table:formula="of:=1-[.D31]/[.A31]" office:value-type="percentage" office:value="-0.0207118644067796" calcext:value-type="percentage">
            <text:p>-2.07%</text:p>
          </table:table-cell>
          <table:table-cell table:formula="of:=([.C$33]+([.C$34]-[.B31])*[.C$35])" office:value-type="float" office:value="2966250" calcext:value-type="float">
            <text:p>2,966,250</text:p>
          </table:table-cell>
          <table:table-cell table:formula="of:=([.C$33]+([.C$34]-[.B31])*[.C$35])/[.B31]" office:value-type="float" office:value="5932.5" calcext:value-type="float">
            <text:p>5,933</text:p>
          </table:table-cell>
          <table:table-cell table:style-name="ce15" table:formula="of:=1-[.G31]/[.A31]" office:value-type="percentage" office:value="-0.00550847457627124" calcext:value-type="percentage">
            <text:p>-0.55%</text:p>
          </table:table-cell>
          <table:table-cell table:formula="of:=ABS([.H31])" office:value-type="percentage" office:value="0.00550847457627124" calcext:value-type="percentage">
            <text:p>0.55%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9"/>
          <table:table-cell table:style-name="ce3"/>
          <table:table-cell table:style-name="ce9" table:number-columns-repeated="2"/>
          <table:table-cell table:style-name="ce3"/>
          <table:table-cell table:style-name="ce18" table:formula="of:=SUM([.I26:.I31])" office:value-type="percentage" office:value="0.0363907690359548" calcext:value-type="percentage">
            <text:p>3.64%</text:p>
          </table:table-cell>
          <table:table-cell table:style-name="ce3" table:number-columns-repeated="1015"/>
        </table:table-row>
        <table:table-row table:style-name="ro1">
          <table:table-cell/>
          <table:table-cell table:style-name="ce3" office:value-type="string" calcext:value-type="string">
            <text:p>upm_eich1:</text:p>
          </table:table-cell>
          <table:table-cell table:style-name="ce9" table:formula="of:=AVERAGE([.C26:.C31])" office:value-type="float" office:value="3011100" calcext:value-type="float">
            <text:p>3,011,10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upm_eich2:</text:p>
          </table:table-cell>
          <table:table-cell table:style-name="ce9" table:formula="of:=AVERAGE([.B26:.B31])" office:value-type="float" office:value="1150" calcext:value-type="float">
            <text:p>1,15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upm_eich3:</text:p>
          </table:table-cell>
          <table:table-cell table:style-name="ce10" office:value-type="float" office:value="-69" calcext:value-type="float">
            <text:p>-69.00</text:p>
          </table:table-cell>
          <table:table-cell office:value-type="string" calcext:value-type="string">
            <text:p>…durch ausprobieren (Sume diff minimieren) ermittel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23.4.2019 geeicht nach Umbau auf Kugelkäfige … leider keine Meßwerte dazu gefunden</text:p>
          </table:table-cell>
          <table:table-cell table:style-name="ce1"/>
          <table:table-cell table:style-name="ce6" table:number-columns-repeated="2"/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upm_eich1:</text:p>
          </table:table-cell>
          <table:table-cell table:style-name="ce9" office:value-type="float" office:value="3611100" calcext:value-type="float">
            <text:p>3,611,10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upm_eich2:</text:p>
          </table:table-cell>
          <table:table-cell table:style-name="ce9" office:value-type="float" office:value="1150" calcext:value-type="float">
            <text:p>1,15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upm_eich3:</text:p>
          </table:table-cell>
          <table:table-cell table:style-name="ce10" office:value-type="float" office:value="-69" calcext:value-type="float">
            <text:p>-69.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9.8.2019 Neue Eichung mit Verbrennermotor gegen upm IST … ausgelesen aus Webra &amp; (ident) Jamara Drehzahlmesser</text:p>
          </table:table-cell>
          <table:table-cell table:style-name="ce1"/>
          <table:table-cell table:style-name="ce6"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2" office:value-type="string" calcext:value-type="string">
            <text:p>upm Modoc</text:p>
          </table:table-cell>
          <table:table-cell table:style-name="ce2" office:value-type="string" calcext:value-type="string">
            <text:p>calc eingetippt, damit bei recalc aktuell gleiche Werte rauskommen</text:p>
          </table:table-cell>
          <table:table-cell table:style-name="ce7" office:value-type="string" calcext:value-type="string">
            <text:p>upm korrekt</text:p>
          </table:table-cell>
          <table:table-cell table:style-name="ce7" office:value-type="string" calcext:value-type="string">
            <text:p>recalc aktuell</text:p>
          </table:table-cell>
          <table:table-cell table:style-name="ce15"/>
          <table:table-cell/>
          <table:table-cell table:style-name="ce7" office:value-type="string" calcext:value-type="string">
            <text:p>recalc neu</text:p>
          </table:table-cell>
          <table:table-cell table:style-name="ce2" office:value-type="string" calcext:value-type="string">
            <text:p>diff in proz</text:p>
          </table:table-cell>
          <table:table-cell table:style-name="ce2" office:value-type="string" calcext:value-type="string">
            <text:p>Summe diff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1150" calcext:value-type="float">
            <text:p>1,150</text:p>
          </table:table-cell>
          <table:table-cell table:style-name="ce14" table:formula="of:=([.C$55]+([.C$56]-[.B45])*[.C$57])/[.B45]" office:value-type="float" office:value="1377.05555555556" calcext:value-type="float">
            <text:p>1,377</text:p>
          </table:table-cell>
          <table:table-cell table:style-name="ce15"/>
          <table:table-cell/>
          <table:table-cell table:style-name="ce22" table:formula="of:=([.F$55]+([.F$56]-[.B45])*[.F$57])/[.B45]" office:value-type="float" office:value="1203.7037037037" calcext:value-type="float">
            <text:p>1,204</text:p>
          </table:table-cell>
          <table:table-cell table:style-name="ce15" table:formula="of:=1-[.G45]/[.C45]" office:value-type="percentage" office:value="-0.0466988727858293" calcext:value-type="percentage">
            <text:p>-4.67%</text:p>
          </table:table-cell>
          <table:table-cell table:formula="of:=ABS([.H45])" office:value-type="percentage" office:value="0.0466988727858293" calcext:value-type="percentage">
            <text:p>4.67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4400" calcext:value-type="float">
            <text:p>4,400</text:p>
          </table:table-cell>
          <table:table-cell table:style-name="ce14" table:formula="of:=([.C$55]+([.C$56]-[.B46])*[.C$57])/[.B46]" office:value-type="float" office:value="5340.26865671642" calcext:value-type="float">
            <text:p>5,340</text:p>
          </table:table-cell>
          <table:table-cell table:style-name="ce15"/>
          <table:table-cell/>
          <table:table-cell table:style-name="ce22" table:formula="of:=([.F$55]+([.F$56]-[.B46])*[.F$57])/[.B46]" office:value-type="float" office:value="4699.25373134328" calcext:value-type="float">
            <text:p>4,699</text:p>
          </table:table-cell>
          <table:table-cell table:style-name="ce15" table:formula="of:=1-[.G46]/[.C46]" office:value-type="percentage" office:value="-0.0680122116689281" calcext:value-type="percentage">
            <text:p>-6.80%</text:p>
          </table:table-cell>
          <table:table-cell table:formula="of:=ABS([.H46])" office:value-type="percentage" office:value="0.0680122116689281" calcext:value-type="percentage">
            <text:p>6.80%</text:p>
          </table:table-cell>
          <table:table-cell table:number-columns-repeated="1015"/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438" calcext:value-type="float">
            <text:p>438</text:p>
          </table:table-cell>
          <table:table-cell office:value-type="float" office:value="7200" calcext:value-type="float">
            <text:p>7,200</text:p>
          </table:table-cell>
          <table:table-cell table:style-name="ce14" table:formula="of:=([.C$55]+([.C$56]-[.B47])*[.C$57])/[.B47]" office:value-type="float" office:value="8132.35616438356" calcext:value-type="float">
            <text:p>8,132</text:p>
          </table:table-cell>
          <table:table-cell table:style-name="ce15"/>
          <table:table-cell/>
          <table:table-cell table:style-name="ce22" table:formula="of:=([.F$55]+([.F$56]-[.B47])*[.F$57])/[.B47]" office:value-type="float" office:value="7161.87214611872" calcext:value-type="float">
            <text:p>7,162</text:p>
          </table:table-cell>
          <table:table-cell table:style-name="ce15" table:formula="of:=1-[.G47]/[.C47]" office:value-type="percentage" office:value="0.00529553526128868" calcext:value-type="percentage">
            <text:p>0.53%</text:p>
          </table:table-cell>
          <table:table-cell table:formula="of:=ABS([.H47])" office:value-type="percentage" office:value="0.00529553526128868" calcext:value-type="percentage">
            <text:p>0.53%</text:p>
          </table:table-cell>
          <table:table-cell table:number-columns-repeated="1015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360" calcext:value-type="float">
            <text:p>360</text:p>
          </table:table-cell>
          <table:table-cell office:value-type="float" office:value="8800" calcext:value-type="float">
            <text:p>8,800</text:p>
          </table:table-cell>
          <table:table-cell table:style-name="ce14" table:formula="of:=([.C$55]+([.C$56]-[.B48])*[.C$57])/[.B48]" office:value-type="float" office:value="9879.41666666667" calcext:value-type="float">
            <text:p>9,879</text:p>
          </table:table-cell>
          <table:table-cell table:number-columns-repeated="2"/>
          <table:table-cell table:style-name="ce22" table:formula="of:=([.F$55]+([.F$56]-[.B48])*[.F$57])/[.B48]" office:value-type="float" office:value="8702.77777777778" calcext:value-type="float">
            <text:p>8,703</text:p>
          </table:table-cell>
          <table:table-cell table:style-name="ce15" table:formula="of:=1-[.G48]/[.C48]" office:value-type="percentage" office:value="0.0110479797979799" calcext:value-type="percentage">
            <text:p>1.10%</text:p>
          </table:table-cell>
          <table:table-cell table:formula="of:=ABS([.H48])" office:value-type="percentage" office:value="0.0110479797979799" calcext:value-type="percentage">
            <text:p>1.10%</text:p>
          </table:table-cell>
          <table:table-cell table:number-columns-repeated="1015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320" calcext:value-type="float">
            <text:p>320</text:p>
          </table:table-cell>
          <table:table-cell office:value-type="float" office:value="10000" calcext:value-type="float">
            <text:p>10,000</text:p>
          </table:table-cell>
          <table:table-cell table:style-name="ce14" table:formula="of:=([.C$55]+([.C$56]-[.B49])*[.C$57])/[.B49]" office:value-type="float" office:value="11105.71875" calcext:value-type="float">
            <text:p>11,106</text:p>
          </table:table-cell>
          <table:table-cell table:number-columns-repeated="2"/>
          <table:table-cell table:style-name="ce22" table:formula="of:=([.F$55]+([.F$56]-[.B49])*[.F$57])/[.B49]" office:value-type="float" office:value="9784.375" calcext:value-type="float">
            <text:p>9,784</text:p>
          </table:table-cell>
          <table:table-cell table:style-name="ce15" table:formula="of:=1-[.G49]/[.C49]" office:value-type="percentage" office:value="0.0215625" calcext:value-type="percentage">
            <text:p>2.16%</text:p>
          </table:table-cell>
          <table:table-cell table:formula="of:=ABS([.H49])" office:value-type="percentage" office:value="0.0215625" calcext:value-type="percentage">
            <text:p>2.16%</text:p>
          </table:table-cell>
          <table:table-cell table:number-columns-repeated="1015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292" calcext:value-type="float">
            <text:p>292</text:p>
          </table:table-cell>
          <table:table-cell office:value-type="float" office:value="10700" calcext:value-type="float">
            <text:p>10,700</text:p>
          </table:table-cell>
          <table:table-cell table:style-name="ce14" table:formula="of:=([.C$55]+([.C$56]-[.B50])*[.C$57])/[.B50]" office:value-type="float" office:value="12164.0342465753" calcext:value-type="float">
            <text:p>12,164</text:p>
          </table:table-cell>
          <table:table-cell table:number-columns-repeated="2"/>
          <table:table-cell table:style-name="ce22" table:formula="of:=([.F$55]+([.F$56]-[.B50])*[.F$57])/[.B50]" office:value-type="float" office:value="10717.8082191781" calcext:value-type="float">
            <text:p>10,718</text:p>
          </table:table-cell>
          <table:table-cell table:style-name="ce15" table:formula="of:=1-[.G50]/[.C50]" office:value-type="percentage" office:value="-0.00166431954935331" calcext:value-type="percentage">
            <text:p>-0.17%</text:p>
          </table:table-cell>
          <table:table-cell table:formula="of:=ABS([.H50])" office:value-type="percentage" office:value="0.00166431954935331" calcext:value-type="percentage">
            <text:p>0.17%</text:p>
          </table:table-cell>
          <table:table-cell table:number-columns-repeated="1015"/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248" calcext:value-type="float">
            <text:p>248</text:p>
          </table:table-cell>
          <table:table-cell office:value-type="float" office:value="12200" calcext:value-type="float">
            <text:p>12,200</text:p>
          </table:table-cell>
          <table:table-cell table:style-name="ce14" table:formula="of:=([.C$55]+([.C$56]-[.B51])*[.C$57])/[.B51]" office:value-type="float" office:value="14309.9274193548" calcext:value-type="float">
            <text:p>14,310</text:p>
          </table:table-cell>
          <table:table-cell table:number-columns-repeated="2"/>
          <table:table-cell table:style-name="ce22" table:formula="of:=([.F$55]+([.F$56]-[.B51])*[.F$57])/[.B51]" office:value-type="float" office:value="12610.4838709677" calcext:value-type="float">
            <text:p>12,610</text:p>
          </table:table-cell>
          <table:table-cell table:style-name="ce15" table:formula="of:=1-[.G51]/[.C51]" office:value-type="percentage" office:value="-0.0336462189317821" calcext:value-type="percentage">
            <text:p>-3.36%</text:p>
          </table:table-cell>
          <table:table-cell table:formula="of:=ABS([.H51])" office:value-type="percentage" office:value="0.0336462189317821" calcext:value-type="percentage">
            <text:p>3.36%</text:p>
          </table:table-cell>
          <table:table-cell table:number-columns-repeated="1015"/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220" calcext:value-type="float">
            <text:p>220</text:p>
          </table:table-cell>
          <table:table-cell office:value-type="float" office:value="14400" calcext:value-type="float">
            <text:p>14,400</text:p>
          </table:table-cell>
          <table:table-cell table:style-name="ce14" table:formula="of:=([.C$55]+([.C$56]-[.B52])*[.C$57])/[.B52]" office:value-type="float" office:value="16122.4090909091" calcext:value-type="float">
            <text:p>16,122</text:p>
          </table:table-cell>
          <table:table-cell table:number-columns-repeated="2"/>
          <table:table-cell table:style-name="ce22" table:formula="of:=([.F$55]+([.F$56]-[.B52])*[.F$57])/[.B52]" office:value-type="float" office:value="14209.0909090909" calcext:value-type="float">
            <text:p>14,209</text:p>
          </table:table-cell>
          <table:table-cell table:style-name="ce15" table:formula="of:=1-[.G52]/[.C52]" office:value-type="percentage" office:value="0.0132575757575757" calcext:value-type="percentage">
            <text:p>1.33%</text:p>
          </table:table-cell>
          <table:table-cell table:formula="of:=ABS([.H52])" office:value-type="percentage" office:value="0.0132575757575757" calcext:value-type="percentage">
            <text:p>1.33%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45:.I52])" office:value-type="percentage" office:value="0.201185213752737" calcext:value-type="percentage">
            <text:p>20.12%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fig aktuell bis 9.8.2019</text:p>
          </table:table-cell>
          <table:table-cell table:style-name="ce11"/>
          <table:table-cell/>
          <table:table-cell table:style-name="ce16" office:value-type="string" calcext:value-type="string">
            <text:p>config neu</text:p>
          </table:table-cell>
          <table:table-cell table:style-name="ce19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upm_eich1:</text:p>
          </table:table-cell>
          <table:table-cell table:style-name="ce12" office:value-type="float" office:value="3611100" calcext:value-type="float">
            <text:p>3,611,100</text:p>
          </table:table-cell>
          <table:table-cell/>
          <table:table-cell table:style-name="ce17" office:value-type="string" calcext:value-type="string">
            <text:p>upm_eich1:</text:p>
          </table:table-cell>
          <table:table-cell table:style-name="ce20" office:value-type="float" office:value="3000000" calcext:value-type="float">
            <text:p>3,000,000</text:p>
          </table:table-cell>
          <table:table-cell table:style-name="Default" office:value-type="string" calcext:value-type="string">
            <text:p>… so passts bei hohe Drehzahlen sehr gut, bei niedrigen etwas zu hoch. Guter Kompromiss lt. Karl u Stephan 9.8.2019 Mechters/Werkstatt 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upm_eich2:</text:p>
          </table:table-cell>
          <table:table-cell table:style-name="ce12" office:value-type="float" office:value="1150" calcext:value-type="float">
            <text:p>1,150</text:p>
          </table:table-cell>
          <table:table-cell/>
          <table:table-cell table:style-name="ce17" office:value-type="string" calcext:value-type="string">
            <text:p>upm_eich2:</text:p>
          </table:table-cell>
          <table:table-cell table:style-name="ce20" office:value-type="float" office:value="-2300" calcext:value-type="float">
            <text:p>-2,300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upm_eich3:</text:p>
          </table:table-cell>
          <table:table-cell table:style-name="ce13" office:value-type="float" office:value="-69" calcext:value-type="float">
            <text:p>-69.00</text:p>
          </table:table-cell>
          <table:table-cell/>
          <table:table-cell table:style-name="ce17" office:value-type="string" calcext:value-type="string">
            <text:p>upm_eich3:</text:p>
          </table:table-cell>
          <table:table-cell table:style-name="ce21" office:value-type="float" office:value="-50" calcext:value-type="float">
            <text:p>-50.00</text:p>
          </table:table-cell>
          <table:table-cell table:style-name="Default"/>
          <table:table-cell table:number-columns-repeated="1017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04:13:24.010340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4:45:33.010053583</meta:creation-date>
    <dc:date>2018-04-23T05:14:48.748656003</dc:date>
    <meta:editing-duration>PT4H38M22S</meta:editing-duration>
    <meta:editing-cycles>12</meta:editing-cycles>
    <meta:generator>LibreOffice/5.2.7.2$Linux_ARM_EABI LibreOffice_project/20m0$Build-2</meta:generator>
    <meta:document-statistic meta:table-count="1" meta:cell-count="275" meta:object-count="0"/>
  </office:meta>
</office:document-meta>
</file>